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1.13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.132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svg:stroke-color="#000000" draw:fill="none" draw:textarea-vertical-align="middle" draw:shadow="hidden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.1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.08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.088cm" loext:decorative="false"/>
      <style:paragraph-properties style:writing-mode="lr-tb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633cm" svg:height="1.338cm" svg:x="7.549cm" svg:y="4.297cm">
          <draw:text-box>
            <text:p text:style-name="P1"><text:span text:style-name="T1">C</text:span></text:p>
          </draw:text-box>
        </draw:frame>
        <draw:frame draw:style-name="gr2" draw:text-style-name="P2" draw:layer="layout" svg:width="1.632cm" svg:height="1.34cm" svg:x="7.542cm" svg:y="5.603cm">
          <draw:text-box>
            <text:p text:style-name="P1"><text:span text:style-name="T1">D</text:span></text:p>
          </draw:text-box>
        </draw:frame>
        <draw:g draw:style-name="gr3">
          <draw:g draw:style-name="gr4">
            <draw:line draw:style-name="gr5" draw:text-style-name="P3" draw:layer="layout" svg:x1="5.954cm" svg:y1="2.453cm" svg:x2="7.6cm" svg:y2="2.453cm">
              <text:p/>
            </draw:line>
            <draw:line draw:style-name="gr5" draw:text-style-name="P3" draw:layer="layout" svg:x1="5.954cm" svg:y1="3.78cm" svg:x2="7.6cm" svg:y2="3.78cm">
              <text:p/>
            </draw:line>
            <draw:line draw:style-name="gr6" draw:text-style-name="P3" draw:layer="layout" svg:x1="5.954cm" svg:y1="2.449cm" svg:x2="5.954cm" svg:y2="3.768cm">
              <text:p/>
            </draw:line>
          </draw:g>
          <draw:line draw:style-name="gr5" draw:text-style-name="P3" draw:layer="layout" svg:x1="4.301cm" svg:y1="3.113cm" svg:x2="5.947cm" svg:y2="3.113cm">
            <text:p/>
          </draw:line>
          <draw:g draw:style-name="gr4">
            <draw:line draw:style-name="gr5" draw:text-style-name="P3" draw:layer="layout" svg:x1="5.94cm" svg:y1="4.696cm" svg:x2="7.586cm" svg:y2="4.696cm">
              <text:p/>
            </draw:line>
            <draw:line draw:style-name="gr5" draw:text-style-name="P3" draw:layer="layout" svg:x1="5.94cm" svg:y1="6.023cm" svg:x2="7.586cm" svg:y2="6.023cm">
              <text:p/>
            </draw:line>
            <draw:line draw:style-name="gr6" draw:text-style-name="P3" draw:layer="layout" svg:x1="5.94cm" svg:y1="4.692cm" svg:x2="5.94cm" svg:y2="6.011cm">
              <text:p/>
            </draw:line>
          </draw:g>
          <draw:line draw:style-name="gr5" draw:text-style-name="P3" draw:layer="layout" svg:x1="4.287cm" svg:y1="5.343cm" svg:x2="5.933cm" svg:y2="5.343cm">
            <text:p/>
          </draw:line>
          <draw:line draw:style-name="gr6" draw:text-style-name="P3" draw:layer="layout" svg:x1="4.292cm" svg:y1="3.113cm" svg:x2="4.292cm" svg:y2="5.329cm">
            <text:p/>
          </draw:line>
          <draw:line draw:style-name="gr5" draw:text-style-name="P3" draw:layer="layout" svg:x1="2.636cm" svg:y1="4.235cm" svg:x2="4.282cm" svg:y2="4.235cm">
            <text:p/>
          </draw:line>
          <draw:frame draw:style-name="gr7" draw:text-style-name="P2" draw:layer="layout" svg:width="1.633cm" svg:height="1.34cm" svg:x="2cm" svg:y="3.794cm">
            <draw:text-box>
              <text:p text:style-name="P1"><text:span text:style-name="T1">R</text:span></text:p>
            </draw:text-box>
          </draw:frame>
          <draw:frame draw:style-name="gr8" draw:text-style-name="P2" draw:layer="layout" svg:width="1.587cm" svg:height="1.34cm" svg:x="7.529cm" svg:y="1.98cm">
            <draw:text-box>
              <text:p text:style-name="P1"><text:span text:style-name="T1">A</text:span></text:p>
            </draw:text-box>
          </draw:frame>
          <draw:frame draw:style-name="gr9" draw:text-style-name="P2" draw:layer="layout" svg:width="1.588cm" svg:height="1.34cm" svg:x="7.533cm" svg:y="3.368cm">
            <draw:text-box>
              <text:p text:style-name="P1"><text:span text:style-name="T1">B</text:span></text:p>
            </draw:text-box>
          </draw:frame>
          <draw:frame draw:style-name="gr9" draw:text-style-name="P2" draw:layer="layout" svg:width="1.588cm" svg:height="1.34cm" svg:x="3.63cm" svg:y="2.694cm">
            <draw:text-box>
              <text:p text:style-name="P1"><text:span text:style-name="T1">E</text:span></text:p>
            </draw:text-box>
          </draw:frame>
          <draw:frame draw:style-name="gr8" draw:text-style-name="P2" draw:layer="layout" svg:width="1.587cm" svg:height="1.34cm" svg:x="3.637cm" svg:y="4.904cm">
            <draw:text-box>
              <text:p text:style-name="P1"><text:span text:style-name="T1">F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49cm" fo:page-height="14.8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18:16:49.994567686</meta:creation-date>
    <meta:generator>LibreOffice/7.6.4.1$Linux_X86_64 LibreOffice_project/60$Build-1</meta:generator>
    <meta:editing-cycles>3</meta:editing-cycles>
    <meta:editing-duration>PT33M56S</meta:editing-duration>
    <dc:description>This file was made with LibreOffice and can be redistributed and used according to GPL 3.0 or later.

History Tracers</dc:description>
    <meta:keyword>Phylogeny Tree; History Tracers</meta:keyword>
    <dc:title>Phylogeny Tree</dc:title>
    <dc:date>2024-01-28T19:00:12.065951228</dc:date>
    <meta:document-statistic meta:object-count="20"/>
  </office:meta>
</office:document-meta>
</file>